
<file path=META-INF/manifest.xml><?xml version="1.0" encoding="utf-8"?>
<manifest:manifest xmlns:manifest="urn:oasis:names:tc:opendocument:xmlns:manifest:1.0">
  <manifest:file-entry manifest:media-type="application/vnd.oasis.opendocument.presentation"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cm" draw:marker-start-width="0.2cm" draw:marker-end-width="0.2cm" draw:fill="none" draw:textarea-horizontal-align="justify" draw:textarea-vertical-align="middle" draw:auto-grow-height="false" fo:padding-top="0.125cm" fo:padding-bottom="0.125cm" fo:padding-left="0.25cm" fo:padding-right="0.25cm"/>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stroke="none" draw:fill="none" fo:min-height="0.815cm"/>
    </style:style>
    <style:style style:name="gr4" style:family="graphic" style:parent-style-name="standard">
      <style:graphic-properties draw:fill="solid" draw:fill-color="#e6e6ff" draw:textarea-horizontal-align="justify" draw:textarea-vertical-align="middle" draw:auto-grow-height="false"/>
    </style:style>
    <style:style style:name="gr5" style:family="graphic" style:parent-style-name="standard">
      <style:graphic-properties draw:stroke="dash" draw:stroke-dash="Ultrafine_20_Dashed" svg:stroke-width="0cm" draw:marker-start-width="0.2cm" draw:marker-end="Arrow" draw:marker-end-width="0.3cm" draw:textarea-horizontal-align="center" draw:textarea-vertical-align="middle" fo:padding-top="0.125cm" fo:padding-bottom="0.125cm" fo:padding-left="0.25cm" fo:padding-right="0.25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draw:fill="none" fo:min-height="1.25cm"/>
    </style:style>
    <style:style style:name="gr8" style:family="graphic" style:parent-style-name="standard">
      <style:graphic-properties draw:fill="solid" draw:fill-color="#ffffff" draw:textarea-vertical-align="middle" draw:auto-grow-height="false" fo:min-height="0.749cm" fo:min-width="0.499cm"/>
    </style:style>
    <style:style style:name="gr9" style:family="graphic">
      <style:graphic-properties style:protect="size"/>
    </style:style>
    <style:style style:name="pr1" style:family="presentation" style:parent-style-name="標準-notes">
      <style:graphic-properties draw:fill-color="#ffffff" draw:auto-grow-height="true" fo:min-height="13.365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P4" style:family="paragraph">
      <style:paragraph-properties fo:text-align="center"/>
      <style:text-properties fo:font-size="18pt" fo:font-style="italic" style:text-underline-style="solid" style:text-underline-width="auto" style:text-underline-color="font-color" fo:font-weight="bold" style:font-style-asian="italic" style:font-weight-asian="bold" style:font-style-complex="italic" style:font-weight-complex="bold"/>
    </style:style>
    <style:style style:name="P5" style:family="paragraph">
      <style:paragraph-properties fo:text-align="center"/>
      <style:text-properties style:font-size-asian="18pt"/>
    </style:style>
    <style:style style:name="P6" style:family="paragraph">
      <style:paragraph-properties fo:text-align="center"/>
      <style:text-properties fo:font-size="18pt"/>
    </style:style>
    <style:style style:name="P7" style:family="paragraph">
      <style:paragraph-properties fo:text-align="center"/>
      <style:text-properties fo:font-size="18pt" fo:font-style="italic" fo:text-shadow="none" style:text-underline-style="solid" style:text-underline-width="auto" style:text-underline-color="font-color" fo:font-weight="bold" style:font-style-asian="italic" style:font-weight-asian="bold" style:font-style-complex="italic" style:font-weight-complex="bold"/>
    </style:style>
    <style:style style:name="P8" style:family="paragraph">
      <style:text-properties style:font-size-asian="20pt"/>
    </style:style>
    <style:style style:name="T1" style:family="text">
      <style:text-properties fo:font-size="12pt" style:font-size-asian="12pt" style:font-size-complex="12pt"/>
    </style:style>
    <style:style style:name="T2"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3" style:family="text">
      <style:text-properties fo:font-size="18pt"/>
    </style:style>
    <style:style style:name="T4" style:family="text">
      <style:text-properties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office:forms form:automatic-focus="false" form:apply-design-mode="false"/>
        <draw:custom-shape draw:style-name="gr1" draw:text-style-name="P1" draw:layer="layout" svg:width="5.5cm" svg:height="7.5cm" svg:x="20cm" svg:y="10.9cm">
          <text:p/>
          <draw:enhanced-geometry svg:viewBox="0 0 21600 21600" draw:type="rectangle" draw:enhanced-path="M 0 0 L 21600 0 21600 21600 0 21600 0 0 Z N"/>
        </draw:custom-shape>
        <draw:custom-shape draw:style-name="gr2" draw:text-style-name="P2" draw:id="id1" draw:layer="layout" svg:width="4cm" svg:height="1.5cm" svg:x="5.7cm" svg:y="14.4cm">
          <text:p text:style-name="P1"><text:span text:style-name="T1">libpango-per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3" draw:layer="layout" svg:width="2.717cm" svg:height="1.065cm" svg:x="15.3cm" svg:y="12.9cm">
          <draw:text-box>
            <text:p><text:span text:style-name="T1">ビルド依存</text:span></text:p>
          </draw:text-box>
        </draw:frame>
        <draw:custom-shape draw:style-name="gr4" draw:text-style-name="P2" draw:id="id2" draw:layer="layout" svg:width="4cm" svg:height="1.5cm" svg:x="11.2cm" svg:y="14.4cm">
          <text:p text:style-name="P1"><text:span text:style-name="T1">libgtk2-per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draw:type="curve" svg:x1="7.699cm" svg:y1="15.9cm" svg:x2="13.199cm" svg:y2="15.9cm" draw:start-shape="id1" draw:start-glue-point="8" draw:end-shape="id2" draw:end-glue-point="8" svg:d="m7699 15900c0 753 5500 753 5500 0">
          <text:p/>
        </draw:connector>
        <draw:connector draw:style-name="gr5" draw:text-style-name="P1" draw:layer="layout" draw:type="curve" svg:x1="13.199cm" svg:y1="14.4cm" svg:x2="7.699cm" svg:y2="14.4cm" draw:start-shape="id2" draw:start-glue-point="4" draw:end-shape="id1" draw:end-glue-point="4" svg:d="m13199 14400c0-751-5500-751-5500 0">
          <text:p/>
        </draw:connector>
        <draw:frame draw:style-name="gr3" draw:text-style-name="P3" draw:layer="layout" svg:width="2.717cm" svg:height="1.065cm" svg:x="9.2cm" svg:y="16.335cm">
          <draw:text-box>
            <text:p><text:span text:style-name="T1">ビルド依存</text:span></text:p>
          </draw:text-box>
        </draw:frame>
        <draw:connector draw:style-name="gr6" draw:text-style-name="P1" draw:layer="layout" draw:type="curve" svg:x1="5.7cm" svg:y1="15.149cm" svg:x2="3.8cm" svg:y2="13.8cm" draw:start-shape="id1" draw:start-glue-point="6" draw:end-shape="id3" draw:end-glue-point="2" svg:d="m5700 15149c-1267 0-1900-449-1900-1349">
          <text:p/>
        </draw:connector>
        <draw:frame draw:style-name="gr7" draw:text-style-name="P2" draw:layer="layout" svg:width="5cm" svg:height="1.5cm" svg:x="0.6cm" svg:y="15.1cm">
          <draw:text-box>
            <text:p text:style-name="P1"><text:span text:style-name="T1">libgtk2-perl</text:span><text:span text:style-name="T1">を</text:span></text:p>
            <text:p text:style-name="P1"><text:span text:style-name="T1">ビルド依存から外す</text:span></text:p>
          </draw:text-box>
        </draw:frame>
        <draw:custom-shape draw:style-name="gr2" draw:text-style-name="P4" draw:id="id6" draw:layer="layout" svg:width="4cm" svg:height="1.2cm" svg:x="1.8cm" svg:y="9.8cm">
          <text:p text:style-name="P1"><text:span text:style-name="T2">libpango-per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5" draw:id="id4" draw:layer="layout" svg:width="4cm" svg:height="1cm" svg:x="1.8cm" svg:y="7.2cm">
          <text:p text:style-name="P1"><text:span text:style-name="T1">アップロード</text:span></text:p>
          <draw:enhanced-geometry svg:viewBox="0 0 21600 21600" draw:type="rectangle" draw:enhanced-path="M 0 0 L 21600 0 21600 21600 0 21600 0 0 Z N"/>
        </draw:custom-shape>
        <draw:custom-shape draw:style-name="gr8" draw:text-style-name="P6" draw:id="id5" draw:layer="layout" svg:width="6cm" svg:height="2cm" svg:x="0.8cm" svg:y="1cm">
          <text:p text:style-name="P1"><text:span text:style-name="T3">unreleased</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6" draw:text-style-name="P1" draw:layer="layout" draw:type="curve" svg:x1="3.8cm" svg:y1="7.2cm" svg:x2="3.8cm" svg:y2="3cm" draw:start-shape="id4" draw:start-glue-point="0" draw:end-shape="id5" svg:d="m3800 7200v-4200">
          <text:p/>
        </draw:connector>
        <draw:connector draw:style-name="gr6" draw:text-style-name="P1" draw:layer="layout" draw:type="line" svg:x1="3.8cm" svg:y1="9.8cm" svg:x2="3.8cm" svg:y2="8.2cm" draw:start-shape="id6" draw:start-glue-point="0" draw:end-shape="id4" draw:end-glue-point="2" svg:d="m3800 9800v-1600">
          <text:p/>
        </draw:connector>
        <draw:custom-shape draw:style-name="gr2" draw:text-style-name="P5" draw:id="id10" draw:layer="layout" svg:width="4cm" svg:height="1cm" svg:x="10.9cm" svg:y="1.7cm">
          <text:p text:style-name="P1"><text:span text:style-name="T1">ダウンロード</text:span><text:span text:style-name="T1">/</text:span></text:p>
          <text:p text:style-name="P1"><text:span text:style-name="T1">インストール</text:span></text:p>
          <draw:enhanced-geometry svg:viewBox="0 0 21600 21600" draw:type="rectangle" draw:enhanced-path="M 0 0 L 21600 0 21600 21600 0 21600 0 0 Z N"/>
        </draw:custom-shape>
        <draw:custom-shape draw:style-name="gr2" draw:text-style-name="P5" draw:id="id8" draw:layer="layout" svg:width="4cm" svg:height="1cm" svg:x="19.2cm" svg:y="5cm">
          <text:p text:style-name="P1"><text:span text:style-name="T1">ビルド</text:span></text:p>
          <draw:enhanced-geometry svg:viewBox="0 0 21600 21600" draw:type="rectangle" draw:enhanced-path="M 0 0 L 21600 0 21600 21600 0 21600 0 0 Z N"/>
        </draw:custom-shape>
        <draw:connector draw:style-name="gr6" draw:text-style-name="P1" draw:layer="layout" draw:type="line" svg:x1="18.5cm" svg:y1="2.7cm" svg:x2="21.2cm" svg:y2="5cm" draw:start-shape="id7" draw:start-glue-point="2" draw:end-shape="id8" draw:end-glue-point="0" svg:d="m18500 2700 2700 2300">
          <text:p/>
        </draw:connector>
        <draw:connector draw:style-name="gr6" draw:text-style-name="P1" draw:layer="layout" draw:type="line" svg:x1="21.2cm" svg:y1="6cm" svg:x2="21.25cm" svg:y2="7cm" draw:start-shape="id8" draw:start-glue-point="2" draw:end-shape="id9" draw:end-glue-point="0" svg:d="m21200 6000 50 1000">
          <text:p/>
        </draw:connector>
        <draw:custom-shape draw:style-name="gr2" draw:text-style-name="P7" draw:id="id7" draw:layer="layout" svg:width="4cm" svg:height="1cm" svg:x="16.5cm" svg:y="1.7cm">
          <text:p text:style-name="P1"><text:span text:style-name="T4">libpango-per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5" draw:id="id3" draw:layer="layout" svg:width="4cm" svg:height="1cm" svg:x="1.8cm" svg:y="12.8cm">
          <text:p text:style-name="P1"><text:span text:style-name="T1">ハンドビルド</text:span></text:p>
          <draw:enhanced-geometry svg:viewBox="0 0 21600 21600" draw:type="rectangle" draw:enhanced-path="M 0 0 L 21600 0 21600 21600 0 21600 0 0 Z N"/>
        </draw:custom-shape>
        <draw:connector draw:style-name="gr6" draw:text-style-name="P1" draw:layer="layout" draw:type="line" svg:x1="3.8cm" svg:y1="12.8cm" svg:x2="3.8cm" svg:y2="11cm" draw:start-shape="id3" draw:start-glue-point="0" draw:end-shape="id6" draw:end-glue-point="2" svg:d="m3800 12800v-1800">
          <text:p/>
        </draw:connector>
        <draw:connector draw:style-name="gr6" draw:text-style-name="P1" draw:layer="layout" draw:type="line" svg:x1="6.8cm" svg:y1="2cm" svg:x2="10.9cm" svg:y2="2.2cm" draw:start-shape="id5" draw:start-glue-point="1" draw:end-shape="id10" svg:d="m6800 2000 4100 200">
          <text:p/>
        </draw:connector>
        <draw:connector draw:style-name="gr6" draw:text-style-name="P1" draw:layer="layout" draw:type="line" svg:x1="14.9cm" svg:y1="2.2cm" svg:x2="16.5cm" svg:y2="2.2cm" draw:start-shape="id10" draw:start-glue-point="1" draw:end-shape="id7" draw:end-glue-point="3" svg:d="m14900 2200h1600">
          <text:p/>
        </draw:connector>
        <draw:custom-shape draw:style-name="gr2" draw:text-style-name="P5" draw:id="id11" draw:layer="layout" svg:width="4cm" svg:height="1cm" svg:x="14.3cm" svg:y="5.5cm">
          <text:p text:style-name="P1"><text:span text:style-name="T1">アップロード</text:span></text:p>
          <draw:enhanced-geometry svg:viewBox="0 0 21600 21600" draw:type="rectangle" draw:enhanced-path="M 0 0 L 21600 0 21600 21600 0 21600 0 0 Z N"/>
        </draw:custom-shape>
        <draw:connector draw:style-name="gr6" draw:text-style-name="P1" draw:layer="layout" draw:type="line" svg:x1="19cm" svg:y1="7.5cm" svg:x2="16.3cm" svg:y2="6.5cm" draw:start-shape="id9" draw:start-glue-point="3" draw:end-shape="id11" draw:end-glue-point="2" svg:d="m19000 7500-2700-1000">
          <text:p/>
        </draw:connector>
        <draw:custom-shape draw:style-name="gr8" draw:text-style-name="P6" draw:id="id12" draw:layer="layout" svg:width="6cm" svg:height="2cm" svg:x="5.3cm" svg:y="3.6cm">
          <text:p text:style-name="P1"><text:span text:style-name="T3">unstable</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6" draw:text-style-name="P1" draw:layer="layout" draw:type="line" svg:x1="14.3cm" svg:y1="6cm" svg:x2="11.3cm" svg:y2="4.6cm" draw:start-shape="id11" draw:start-glue-point="3" draw:end-shape="id12" draw:end-glue-point="1" svg:d="m14300 6000-3000-1400">
          <text:p/>
        </draw:connector>
        <draw:custom-shape draw:style-name="gr2" draw:text-style-name="P5" draw:id="id13" draw:layer="layout" svg:width="4cm" svg:height="1cm" svg:x="10.3cm" svg:y="7.1cm">
          <text:p text:style-name="P1"><text:span text:style-name="T1">ダウンロード</text:span><text:span text:style-name="T1">/</text:span></text:p>
          <text:p text:style-name="P1"><text:span text:style-name="T1">インストール</text:span></text:p>
          <draw:enhanced-geometry svg:viewBox="0 0 21600 21600" draw:type="rectangle" draw:enhanced-path="M 0 0 L 21600 0 21600 21600 0 21600 0 0 Z N"/>
        </draw:custom-shape>
        <draw:connector draw:style-name="gr6" draw:text-style-name="P1" draw:layer="layout" draw:type="line" svg:x1="8.3cm" svg:y1="5.6cm" svg:x2="12.3cm" svg:y2="7.1cm" draw:start-shape="id12" draw:start-glue-point="2" draw:end-shape="id13" draw:end-glue-point="0" svg:d="m8300 5600 4000 1500">
          <text:p/>
        </draw:connector>
        <draw:connector draw:style-name="gr6" draw:text-style-name="P1" draw:layer="layout" draw:type="line" svg:x1="12.3cm" svg:y1="8.1cm" svg:x2="14.55cm" svg:y2="9.2cm" draw:start-shape="id13" draw:start-glue-point="2" draw:end-shape="id14" draw:end-glue-point="0" svg:d="m12300 8100 2250 1100">
          <text:p/>
        </draw:connector>
        <draw:custom-shape draw:style-name="gr4" draw:text-style-name="P2" draw:id="id15" draw:layer="layout" svg:width="4cm" svg:height="1.5cm" svg:x="21.5cm" svg:y="1.5cm">
          <text:p text:style-name="P1"><text:span text:style-name="T1">libgtk2-per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1" draw:layer="layout" draw:type="line" svg:x1="23.499cm" svg:y1="3cm" svg:x2="21.2cm" svg:y2="5cm" draw:start-shape="id15" draw:start-glue-point="8" draw:end-shape="id8" draw:end-glue-point="0" svg:d="m23499 3000-2299 2000">
          <text:p/>
        </draw:connector>
        <draw:custom-shape draw:style-name="gr4" draw:text-style-name="P2" draw:id="id9" draw:layer="layout" svg:width="4.5cm" svg:height="1cm" svg:x="19cm" svg:y="7cm">
          <text:p text:style-name="P1"><text:span text:style-name="T1">libgtk2-per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id="id14" draw:layer="layout" svg:width="4.5cm" svg:height="1cm" svg:x="12.3cm" svg:y="9.2cm">
          <text:p text:style-name="P1"><text:span text:style-name="T1">libgtk2-per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16" draw:layer="layout" svg:width="4cm" svg:height="1.5cm" svg:x="17.7cm" svg:y="9cm">
          <text:p text:style-name="P1"><text:span text:style-name="T1">libpango-per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5" draw:id="id17" draw:layer="layout" svg:width="4cm" svg:height="1cm" svg:x="15.3cm" svg:y="12cm">
          <text:p text:style-name="P1"><text:span text:style-name="T1">ビルド</text:span></text:p>
          <draw:enhanced-geometry svg:viewBox="0 0 21600 21600" draw:type="rectangle" draw:enhanced-path="M 0 0 L 21600 0 21600 21600 0 21600 0 0 Z N"/>
        </draw:custom-shape>
        <draw:connector draw:style-name="gr6" draw:text-style-name="P1" draw:layer="layout" draw:type="line" svg:x1="19.699cm" svg:y1="10.5cm" svg:x2="17.3cm" svg:y2="12cm" draw:start-shape="id16" draw:start-glue-point="8" draw:end-shape="id17" draw:end-glue-point="0" svg:d="m19699 10500-2399 1500">
          <text:p/>
        </draw:connector>
        <draw:connector draw:style-name="gr6" draw:text-style-name="P1" draw:layer="layout" draw:type="line" svg:x1="14.55cm" svg:y1="10.2cm" svg:x2="17.3cm" svg:y2="12cm" draw:start-shape="id14" draw:start-glue-point="2" draw:end-shape="id17" draw:end-glue-point="0" svg:d="m14550 10200 2750 1800">
          <text:p/>
        </draw:connector>
        <draw:custom-shape draw:style-name="gr2" draw:text-style-name="P2" draw:id="id18" draw:layer="layout" svg:width="4.5cm" svg:height="1cm" svg:x="9.3cm" svg:y="12cm">
          <text:p text:style-name="P1"><text:span text:style-name="T1">libpango-per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1" draw:layer="layout" draw:type="line" svg:x1="15.3cm" svg:y1="12.5cm" svg:x2="13.8cm" svg:y2="12.5cm" draw:start-shape="id17" draw:start-glue-point="3" draw:end-shape="id18" draw:end-glue-point="1" svg:d="m15300 12500h-1500">
          <text:p/>
        </draw:connector>
        <draw:custom-shape draw:style-name="gr2" draw:text-style-name="P5" draw:id="id19" draw:layer="layout" svg:width="4cm" svg:height="1cm" svg:x="7.8cm" svg:y="9.2cm">
          <text:p text:style-name="P1"><text:span text:style-name="T1">アップロード</text:span></text:p>
          <draw:enhanced-geometry svg:viewBox="0 0 21600 21600" draw:type="rectangle" draw:enhanced-path="M 0 0 L 21600 0 21600 21600 0 21600 0 0 Z N"/>
        </draw:custom-shape>
        <draw:connector draw:style-name="gr6" draw:text-style-name="P1" draw:layer="layout" draw:type="line" svg:x1="11.55cm" svg:y1="12cm" svg:x2="9.8cm" svg:y2="10.2cm" draw:start-shape="id18" draw:start-glue-point="0" draw:end-shape="id19" draw:end-glue-point="2" svg:d="m11550 12000-1750-1800">
          <text:p/>
        </draw:connector>
        <draw:connector draw:style-name="gr6" draw:text-style-name="P1" draw:layer="layout" draw:type="line" svg:x1="9.8cm" svg:y1="9.2cm" svg:x2="8.3cm" svg:y2="5.6cm" draw:start-shape="id19" draw:start-glue-point="0" draw:end-shape="id12" draw:end-glue-point="2" svg:d="m9800 9200-1500-3600">
          <text:p/>
        </draw:connector>
        <draw:custom-shape draw:style-name="gr4" draw:text-style-name="P2" draw:layer="layout" svg:width="4.5cm" svg:height="1cm" svg:x="20.5cm" svg:y="13.2cm">
          <text:p text:style-name="P1"><text:span text:style-name="T1">バイナリパッケー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4.5cm" svg:height="1.2cm" svg:x="20.5cm" svg:y="16.8cm">
          <text:p text:style-name="P1"><text:span text:style-name="T2">Unreleased</text:span></text:p>
          <text:p text:style-name="P1"><text:span text:style-name="T2">バイナリパッケー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4cm" svg:height="1.5cm" svg:x="20.7cm" svg:y="11.2cm">
          <text:p text:style-name="P1"><text:span text:style-name="T1">ソースパッケージ</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4cm" svg:height="1.5cm" svg:x="20.7cm" svg:y="14.8cm">
          <text:p text:style-name="P1"><text:span text:style-name="T1">修正された</text:span></text:p>
          <text:p text:style-name="P1"><text:span text:style-name="T1">ソースパッケージ</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9" draw:layer="layout" svg:width="14.848cm" svg:height="11.136cm" svg:x="3.075cm" svg:y="2.257cm" draw:page-number="1" presentation:class="page"/>
          <draw:frame presentation:style-name="pr1" draw:text-style-name="P8"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さざなみ明朝" style:font-family-generic="roman" style:font-pitch="variable" fo:font-size="24pt" fo:language="en" fo:country="US" style:font-family-asian="'VL ゴシック'" style:font-family-generic-asian="system" style:font-pitch-asian="variable" style:font-size-asian="24pt" style:language-asian="ja" style:country-asian="JP" style:font-family-complex="'VL ゴシック'"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VL ゴシック'" style:font-family-generic="roman" style:font-pitch="variable" fo:font-size="18pt" fo:font-style="normal" fo:text-shadow="none" style:text-underline-style="none" fo:font-weight="normal" style:letter-kerning="true" style:font-family-asian="'VL ゴシック'" style:font-family-generic-asian="system" style:font-pitch-asian="variable" style:font-size-asian="18pt" style:font-style-asian="normal" style:font-weight-asian="normal" style:font-family-complex="'VL ゴシック'"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VL ゴシック'" style:font-family-generic="roman" style:font-pitch="variable" fo:font-size="20pt" fo:font-style="normal" fo:text-shadow="none" style:text-underline-style="none" fo:font-weight="normal" style:letter-kerning="true" style:font-family-asian="'VL ゴシック'" style:font-family-generic-asian="system" style:font-pitch-asian="variable" style:font-size-asian="20pt" style:font-style-asian="normal" style:font-weight-asian="normal" style:font-family-complex="'VL ゴシック'" style:font-family-generic-complex="system" style:font-pitch-complex="variable" style:font-size-complex="20pt" style:font-style-complex="normal" style:font-weight-complex="normal" style:text-emphasize="none" style:font-relief="none"/>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VL ゴシック'" style:font-family-generic="roman" style:font-pitch="variable" fo:font-size="32pt" fo:font-style="normal" fo:text-shadow="none" style:text-underline-style="none" fo:font-weight="normal" style:letter-kerning="true" style:font-family-asian="'VL ゴシック'" style:font-family-generic-asian="system" style:font-pitch-asian="variable" style:font-size-asian="32pt" style:font-style-asian="normal" style:font-weight-asian="normal" style:font-family-complex="'VL ゴシック'" style:font-family-generic-complex="system" style:font-pitch-complex="variable" style:font-size-complex="32pt" style:font-style-complex="normal" style:font-weight-complex="normal" style:text-emphasize="none" style:font-relief="none"/>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VL ゴシック'" style:font-family-generic="roman" style:font-pitch="variable" fo:font-size="32pt" fo:font-style="normal" fo:text-shadow="none" style:text-underline-style="none" fo:font-weight="normal" style:letter-kerning="true" style:font-family-asian="'VL ゴシック'" style:font-family-generic-asian="system" style:font-pitch-asian="variable" style:font-size-asian="32pt" style:font-style-asian="normal" style:font-weight-asian="normal" style:font-family-complex="'VL ゴシック'" style:font-family-generic-complex="system" style:font-pitch-complex="variable" style:font-size-complex="32pt" style:font-style-complex="normal" style:font-weight-complex="normal" style:text-emphasize="none" style:font-relief="none"/>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VL ゴシック'" style:font-family-generic="roman" style:font-pitch="variable" fo:font-size="44pt" fo:font-style="normal" fo:text-shadow="none" style:text-underline-style="none" fo:font-weight="normal" style:letter-kerning="true" style:font-family-asian="'VL ゴシック'" style:font-family-generic-asian="system" style:font-pitch-asian="variable" style:font-size-asian="44pt" style:font-style-asian="normal" style:font-weight-asian="normal" style:font-family-complex="'VL ゴシック'"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11-12T16:26:14</meta:creation-date>
    <meta:editing-duration>PT00H36M28S</meta:editing-duration>
    <meta:editing-cycles>5</meta:editing-cycles>
    <dc:date>2009-11-30T16:43:34</dc:date>
    <meta:generator>OpenOffice.org/3.1$Unix OpenOffice.org_project/310m19$Build-9420</meta:generator>
    <meta:document-statistic meta:object-count="70"/>
  </office:meta>
</office:document-meta>
</file>